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8000000EC160128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ortakal_5f_Impress_5f_Template-title">
      <style:graphic-properties draw:stroke="none" draw:fill="none" draw:fill-color="#00cc99" draw:textarea-horizontal-align="justify" draw:textarea-vertical-align="middle" draw:auto-grow-height="true" draw:auto-grow-width="false" fo:min-height="3.757cm" fo:min-width="0cm" fo:padding-top="0.133cm" fo:padding-bottom="0.133cm" fo:padding-left="0.266cm" fo:padding-right="0.266cm" fo:wrap-option="no-wrap" draw:shadow="hidden" draw:shadow-color="#808080"/>
    </style:style>
    <style:style style:name="pr2" style:family="presentation" style:parent-style-name="Portakal_5f_Impress_5f_Template-subtitle">
      <style:graphic-properties draw:stroke="none" draw:fill="none" draw:fill-color="#00cc99" draw:textarea-horizontal-align="justify" draw:textarea-vertical-align="top" draw:auto-grow-height="true" draw:auto-grow-width="false" fo:min-height="4.604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Portakal_5f_Impress_5f_Template-notes">
      <style:graphic-properties draw:fill-color="#ffffff" fo:min-height="14.278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91cm" fo:min-width="0cm" fo:padding-top="0.133cm" fo:padding-bottom="0.133cm" fo:padding-left="0.266cm" fo:padding-right="0.26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65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Default-notes">
      <style:graphic-properties draw:fill-color="#ffffff" fo:min-height="14.278cm"/>
    </style:style>
    <style:style style:name="pr7" style:family="presentation" style:parent-style-name="Default-title">
      <style:graphic-properties draw:fill-color="#ffffff" fo:min-height="2.926cm"/>
    </style:style>
    <style:style style:name="pr8" style:family="presentation" style:parent-style-name="Default-outline1">
      <style:graphic-properties draw:fill-color="#ffffff" fo:min-height="11.181cm"/>
    </style:style>
    <style:style style:name="pr9" style:family="presentation" style:parent-style-name="Default-notes">
      <style:graphic-properties draw:fill-color="#ffffff" draw:auto-grow-height="true" fo:min-height="14.278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  <style:text-properties fo:color="#eb613d"/>
    </style:style>
    <style:style style:name="P3" style:family="paragraph">
      <style:paragraph-properties fo:margin-left="0cm" fo:margin-right="0cm" fo:margin-top="0.158cm" fo:margin-bottom="0cm" text:enable-numbering="false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96cm" fo:margin-right="0cm" fo:margin-top="0.194cm" fo:margin-bottom="0cm" text:enable-numbering="true" fo:text-indent="-0.996cm"/>
    </style:style>
    <style:style style:name="P8" style:family="paragraph">
      <style:paragraph-properties fo:margin-left="0.996cm" fo:margin-right="0cm" fo:text-indent="-0.996cm" style:writing-mode="lr-tb"/>
    </style:style>
    <style:style style:name="P9" style:family="paragraph">
      <style:paragraph-properties fo:margin-left="0.996cm" fo:margin-right="0cm" fo:text-indent="-0.996cm"/>
    </style:style>
    <style:style style:name="P10" style:family="paragraph">
      <style:paragraph-properties fo:margin-left="2.16cm" fo:margin-right="0cm" fo:text-indent="-0.829cm"/>
    </style:style>
    <style:style style:name="T1" style:family="text">
      <style:text-properties fo:color="#eb613d" fo:font-size="26pt" fo:language="en" fo:country="GB" style:font-size-asian="26pt" style:font-size-complex="26pt"/>
    </style:style>
    <style:style style:name="T2" style:family="text">
      <style:text-properties fo:language="en" fo:country="GB"/>
    </style:style>
    <style:style style:name="T3" style:family="text">
      <style:text-properties fo:font-size="24pt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96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 text:min-label-width="0.829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 text:min-label-width="0.66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 text:min-label-width="0.666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and subtitle" draw:style-name="dp1" draw:master-page-name="Portakal_5f_Impress_5f_Template" presentation:presentation-page-layout-name="AL1T0">
        <draw:frame presentation:style-name="pr1" draw:text-style-name="P2" draw:layer="layout" svg:width="21.59cm" svg:height="4.023cm" svg:x="1.905cm" svg:y="7.408cm" presentation:class="title" presentation:user-transformed="true">
          <draw:text-box>
            <text:p text:style-name="P1"><text:span text:style-name="T1">Neden Linux ve Java Birlikte İyi Gidiyor?</text:span><text:span text:style-name="T1"><text:line-break/></text:span><text:span text:style-name="T1">2007</text:span></text:p>
          </draw:text-box>
        </draw:frame>
        <draw:frame presentation:style-name="pr2" draw:text-style-name="P4" draw:layer="layout" svg:width="17.78cm" svg:height="4.87cm" svg:x="4.022cm" svg:y="12.487cm" presentation:class="subtitle" presentation:user-transformed="true">
          <draw:text-box>
            <text:p text:style-name="P3"><text:span text:style-name="T2">Bora Güngören</text:span></text:p>
            <text:p text:style-name="P3"><text:span text:style-name="T2">Portakal Teknoloji</text:span></text:p>
            <text:p text:style-name="P3"><text:span text:style-name="T2"><text:a xlink:href="mailto:bora@portakalteknoloji.com">bora@portakalteknoloji.com</text:a></text:span><text:span text:style-name="T2"> </text:span></text:p>
            <text:p text:style-name="P3"><text:span text:style-name="T2">Akademik Bilişim 07, Kütahya</text:span></text:p>
            <text:p text:style-name="P3"><text:span text:style-name="T2">31.01.2007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Title" draw:style-name="dp1" draw:master-page-name="Default" presentation:presentation-page-layout-name="AL2T1">
        <draw:frame presentation:style-name="pr4" draw:text-style-name="P4" draw:layer="layout" svg:width="19.896cm" svg:height="3.176cm" svg:x="4.657cm" svg:y="-0.001cm" presentation:class="title" presentation:user-transformed="true">
          <draw:text-box>
            <text:p text:style-name="P6"><text:span text:style-name="T2">Sunum Planı</text:span></text:p>
          </draw:text-box>
        </draw:frame>
        <draw:frame presentation:style-name="pr5" draw:text-style-name="P8" draw:layer="layout" svg:width="23.706cm" svg:height="11.431cm" svg:x="0.847cm" svg:y="3.598cm" presentation:class="outline" presentation:user-transformed="true">
          <draw:text-box>
            <text:list text:style-name="L3">
              <text:list-item>
                <text:p text:style-name="P7"><text:span text:style-name="T2">2006 sunumunu hatırlayalım.</text:span></text:p>
              </text:list-item>
            </text:list>
            <text:list text:style-name="L3">
              <text:list-item>
                <text:p text:style-name="P7"><text:span text:style-name="T2">Java GPL oldu.</text:span></text:p>
              </text:list-item>
            </text:list>
            <text:list text:style-name="L3">
              <text:list-item>
                <text:p text:style-name="P7"><text:span text:style-name="T2">Java'da yazılım geliştirme seçenekleri </text:span></text:p>
              </text:list-item>
            </text:list>
            <text:list text:style-name="L3">
              <text:list-item>
                <text:p text:style-name="P7"><text:span text:style-name="T2">Java için özgür yazılım araçlar</text:span></text:p>
              </text:list-item>
            </text:list>
            <text:list text:style-name="L3">
              <text:list-item>
                <text:p text:style-name="P7"><text:span text:style-name="T2">Sorular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2006 sunumunu hatırlayalım.</text:p>
          </draw:text-box>
        </draw:frame>
        <draw:frame presentation:style-name="pr8" draw:text-style-name="P9" draw:layer="layout" svg:width="23.706cm" svg:height="11.181cm" svg:x="0.847cm" svg:y="3.598cm" presentation:class="outline">
          <draw:text-box>
            <text:list text:style-name="L3">
              <text:list-item>
                <text:p text:style-name="P9"><text:span text:style-name="T3">2006 yılı sunumunda </text:span></text:p>
              </text:list-item>
            </text:list>
            <text:list text:style-name="L3">
              <text:list-item>
                <text:list>
                  <text:list-item>
                    <text:p text:style-name="P10">Java'nın Linux üzerindeki performans avantajları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Lisans esneklikleri üzerinde durmuştuk.</text:p>
                  </text:list-item>
                </text:list>
              </text:list-item>
            </text:list>
            <text:list text:style-name="L3">
              <text:list-item>
                <text:p text:style-name="P9">Bu yıl biraz daha farklı şeyler yapacağız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Java GPL oldu.</text:p>
          </draw:text-box>
        </draw:frame>
        <draw:frame presentation:style-name="pr8" draw:text-style-name="P9" draw:layer="layout" svg:width="23.706cm" svg:height="11.251cm" svg:x="0.847cm" svg:y="3.598cm" presentation:class="outline" presentation:user-transformed="true">
          <draw:text-box>
            <text:list text:style-name="L3">
              <text:list-item>
                <text:p text:style-name="P9">Java tamamen GPL oldu. Bu ne demek?</text:p>
              </text:list-item>
            </text:list>
            <text:list text:style-name="L3">
              <text:list-item>
                <text:list>
                  <text:list-item>
                    <text:p text:style-name="P10">Java sanal makinesi için Sun tarafından yazılan uyarlama (referans uyarlama) GPL oldu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un'ın Java geliştirme araçları GPL oldu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ava API'leri GPL oldu, buna “native” kodlar dahil. </text:p>
                  </text:list-item>
                </text:list>
              </text:list-item>
            </text:list>
            <text:list text:style-name="L3">
              <text:list-item>
                <text:p text:style-name="P9">Bunun en kolay görülen faydası tamamen GPL kalmak isteyen dağıtımların kolayca Java sanal makinesi ile gelebilmesi olacak. </text:p>
              </text:list-item>
            </text:list>
            <text:list text:style-name="L3">
              <text:list-item>
                <text:list>
                  <text:list-item>
                    <text:p text:style-name="P10">Bu da Linux üzerinde Java geliştirmek isteyen kişiler için daha kolay kurulum demek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ava geliştiricilerinin kullandığı çalışma ortamları hala o kadar kolay kurulmuyo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Java GPL oldu.</text:p>
          </draw:text-box>
        </draw:frame>
        <draw:frame presentation:style-name="pr8" draw:text-style-name="P9" draw:layer="layout" svg:width="23.706cm" svg:height="12.171cm" svg:x="0.847cm" svg:y="3.598cm" presentation:class="outline" presentation:user-transformed="true">
          <draw:text-box>
            <text:list text:style-name="L3">
              <text:list-item>
                <text:p text:style-name="P9">Sanal makinenin GPL olması şunu sağlayacak. </text:p>
              </text:list-item>
            </text:list>
            <text:list text:style-name="L3">
              <text:list-item>
                <text:list>
                  <text:list-item>
                    <text:p text:style-name="P10">İsteyenler bu sanal makineyi kurcalayarak kendi farklı sanal makinelerini kolayca üretecek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konuda daha önce üniversitelere verilmiş olan olanak, bir anlamda herkese yaygınlaştırılmış oldu. </text:p>
                  </text:list-item>
                </text:list>
              </text:list-item>
            </text:list>
            <text:list text:style-name="L3">
              <text:list-item>
                <text:p text:style-name="P9">Ancak Sun tarafından dağıtılan JVM'de hangi değişikliklerin olacağı konusunda son kararı yine Sun karar verecek. </text:p>
              </text:list-item>
            </text:list>
            <text:list text:style-name="L3">
              <text:list-item>
                <text:list>
                  <text:list-item>
                    <text:p text:style-name="P10">Bu GPL'e aykırı değil. GNU derleyicileri ve Linux çekirdeği en baştan beri bu şekilde geliştiriliyor. </text:p>
                  </text:list-item>
                </text:list>
              </text:list-item>
            </text:list>
            <text:list text:style-name="L3">
              <text:list-item>
                <text:p text:style-name="P9">Esas getiri JVM'in değişik platformlara taşınması. </text:p>
              </text:list-item>
            </text:list>
            <text:list text:style-name="L3">
              <text:list-item>
                <text:list>
                  <text:list-item>
                    <text:p text:style-name="P10">Özellikle eğlence platformlarının (Wii, PS3, <text:s/>Xbox2 gibi) hedeflendiğini söylemek mümkü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Java GPL oldu.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Sanal makinenin GPL olması ile Java uygulamalarının kolayca kurulup kullanılabileceği ortamlar daha da yaygın hale gelecek. </text:p>
              </text:list-item>
            </text:list>
            <text:list text:style-name="L3">
              <text:list-item>
                <text:list>
                  <text:list-item>
                    <text:p text:style-name="P10">Zaten cep telefonlarındaki Java2 ME desteğini alan Java, bu sayede en yaygın platformlardan birisi olma özelliğini uzun yıllar sürdürecek. </text:p>
                  </text:list-item>
                </text:list>
              </text:list-item>
            </text:list>
            <text:list text:style-name="L3">
              <text:list-item>
                <text:p text:style-name="P9">Geliştirme araçlarının GPL olması ise, bu araçların kendilerinin yeni sürümlerine etki edecek. </text:p>
              </text:list-item>
            </text:list>
            <text:list text:style-name="L3">
              <text:list-item>
                <text:list>
                  <text:list-item>
                    <text:p text:style-name="P10">Daha sık çıkan sürümle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aha çok özellik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aha çok hata ayıklam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Java GPL oldu.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Java API'lerinin GPL olması bu API'lerdeki “native” kodların gözden geçirilmesi anlamına gelecek.</text:p>
              </text:list-item>
            </text:list>
            <text:list text:style-name="L3">
              <text:list-item>
                <text:list>
                  <text:list-item>
                    <text:p text:style-name="P10">Sadece API' lerin performans en iyilemesinden geçmesi ile 10+ yıldır yazılmış olan bütün Java uygulamaları hız kazanacak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gelişmeyi özellikle Windows ve BSD platformlarında bekleyebiliriz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Java'da yazılım geliştirme seçenekleri </text:p>
          </draw:text-box>
        </draw:frame>
        <draw:frame presentation:style-name="pr8" draw:text-style-name="P9" draw:layer="layout" svg:width="23.706cm" svg:height="12.086cm" svg:x="0.847cm" svg:y="3.598cm" presentation:class="outline" presentation:user-transformed="true">
          <draw:text-box>
            <text:list text:style-name="L3">
              <text:list-item>
                <text:p text:style-name="P9">Bir uygulamayı nasıl yazdığınız önemli midir? </text:p>
              </text:list-item>
            </text:list>
            <text:list text:style-name="L3">
              <text:list-item>
                <text:list>
                  <text:list-item>
                    <text:p text:style-name="P10">Bu sorunun doğru yanıtı “nasıl” ile neyin kastedildiği olmalı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 kadar çok değişken var ki, herhangi biri için “nasıl” son derece farklı anlamlara gelebilir. </text:p>
                  </text:list-item>
                </text:list>
              </text:list-item>
            </text:list>
            <text:list text:style-name="L3">
              <text:list-item>
                <text:p text:style-name="P9">Soruyu değiştirelim.</text:p>
              </text:list-item>
            </text:list>
            <text:list text:style-name="L3">
              <text:list-item>
                <text:list>
                  <text:list-item>
                    <text:p text:style-name="P10">Bir uygulamanın gereksinimlerini belirlemeyi bitirmiş sayılırsını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asarımını yaparken teknoloji seçmeniz gerekecek. Bu tasarım uygulamanın mimarisini de içerecek olduğu için teknoloji seçimine de kritik etkisi va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angi mimariyi seçerseniz seçin, uygulamayı nasıl tasarlarsanız tasarlayın, Java ile yazabilirsini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İşte bu altyapı GPL oldu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Java için özgür yazılım araçlar</text:p>
          </draw:text-box>
        </draw:frame>
        <draw:frame presentation:style-name="pr8" draw:text-style-name="P9" draw:layer="layout" svg:width="23.706cm" svg:height="11.181cm" svg:x="0.847cm" svg:y="3.598cm" presentation:class="outline" presentation:user-transformed="true">
          <draw:text-box>
            <text:list text:style-name="L3">
              <text:list-item>
                <text:p text:style-name="P9">Geçtiğimiz hafta işyerime “şunu şunu yapan” sunucu, “bunu bunu yapan” istemci aracı gibi araçları tartışarak yazılım geliştirme sürecimizi inceledik.</text:p>
              </text:list-item>
            </text:list>
            <text:list text:style-name="L3">
              <text:list-item>
                <text:list>
                  <text:list-item>
                    <text:p text:style-name="P10">Bilerek ve tartarak kullanmadığımız, çünkü şu aşamada ihtiyaç duyulmayan araçlar vardı. Ya da kurduğumuz ama pek de kullanmadığımız araçları gördüm. </text:p>
                  </text:list-item>
                </text:list>
              </text:list-item>
            </text:list>
            <text:list text:style-name="L3">
              <text:list-item>
                <text:p text:style-name="P9">Ama bir şey dikkat çekici. </text:p>
              </text:list-item>
            </text:list>
            <text:list text:style-name="L3">
              <text:list-item>
                <text:list>
                  <text:list-item>
                    <text:p text:style-name="P10">Tartıştığımız araçların çok azı standart yazılım mühendisliği araçları idi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nlar için zaten birden fazla seçenek arasından seçim yapacaktık. Onlar zaten vardı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emen hepside Java ile yazılmış olgun projelerdi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5" draw:layer="layout" svg:width="22.053cm" svg:height="2.926cm" svg:x="2.5cm" svg:y="0.124cm" presentation:class="title">
          <draw:text-box>
            <text:p text:style-name="P5">Sorular</text:p>
          </draw:text-box>
        </draw:frame>
        <draw:frame presentation:style-name="pr8" draw:text-style-name="P9" draw:layer="layout" svg:width="23.706cm" svg:height="11.181cm" svg:x="0.847cm" svg:y="3.59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9" draw:text-style-name="P5" draw:layer="layout" svg:width="17.639cm" svg:height="14.278cm" svg:x="2.205cm" svg:y="15.0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title" style:display-name="Portakal_Impress_Templa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ortakal_5f_Impress_5f_Template-subtitle" style:display-name="Portakal_Impress_Templa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ortakal_5f_Impress_5f_Template-background" style:display-name="Portakal_Impress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rtakal_5f_Impress_5f_Template-backgroundobjects" style:display-name="Portakal_Impress_Template-backgroundobjects" style:family="presentation">
      <style:graphic-properties draw:shadow="hidden" draw:shadow-offset-x="0.3cm" draw:shadow-offset-y="0.3cm" draw:shadow-color="#808080"/>
    </style:style>
    <style:style style:name="Portakal_5f_Impress_5f_Template-notes" style:display-name="Portakal_Impress_Templat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ortakal_5f_Impress_5f_Template-outline1" style:display-name="Portakal_Impress_Templa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Portakal_5f_Impress_5f_Template-outline2" style:display-name="Portakal_Impress_Template-outline2" style:family="presentation" style:parent-style-name="Portakal_5f_Impress_5f_Template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rtakal_5f_Impress_5f_Template-outline3" style:display-name="Portakal_Impress_Template-outline3" style:family="presentation" style:parent-style-name="Portakal_5f_Impress_5f_Template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ortakal_5f_Impress_5f_Template-outline4" style:display-name="Portakal_Impress_Template-outline4" style:family="presentation" style:parent-style-name="Portakal_5f_Impress_5f_Template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5" style:display-name="Portakal_Impress_Template-outline5" style:family="presentation" style:parent-style-name="Portakal_5f_Impress_5f_Template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6" style:display-name="Portakal_Impress_Template-outline6" style:family="presentation" style:parent-style-name="Portakal_5f_Impress_5f_Template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7" style:display-name="Portakal_Impress_Template-outline7" style:family="presentation" style:parent-style-name="Portakal_5f_Impress_5f_Template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8" style:display-name="Portakal_Impress_Template-outline8" style:family="presentation" style:parent-style-name="Portakal_5f_Impress_5f_Template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9" style:display-name="Portakal_Impress_Template-outline9" style:family="presentation" style:parent-style-name="Portakal_5f_Impress_5f_Template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2.05cm" fo:page-height="31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5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586cm"/>
    </style:style>
    <style:style style:name="gr3" style:family="graphic" style:parent-style-name="standard">
      <style:graphic-properties draw:stroke="none" draw:fill="solid" draw:fill-color="#eb613d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 style:list-style-name="L3">
      <style:graphic-properties draw:stroke="none" draw:fill="none" draw:fill-color="#00cc99" draw:textarea-horizontal-align="left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3pt" fo:language="en" fo:country="GB" style:font-size-asian="13pt" style:font-size-complex="13pt"/>
    </style:style>
    <style:style style:name="T3" style:family="text">
      <style:text-properties fo:font-family="Tahoma" style:font-family-generic="swiss" style:font-pitch="variable" fo:font-size="13pt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615cm" svg:height="5.711cm" svg:x="2.255cm" svg:y="4.441cm" draw:page-number="1"/>
      <draw:page-thumbnail draw:layer="backgroundobjects" svg:width="7.615cm" svg:height="5.711cm" svg:x="12.177cm" svg:y="4.441cm"/>
      <draw:page-thumbnail draw:layer="backgroundobjects" svg:width="7.615cm" svg:height="5.711cm" svg:x="2.255cm" svg:y="13.008cm"/>
      <draw:page-thumbnail draw:layer="backgroundobjects" svg:width="7.615cm" svg:height="5.711cm" svg:x="12.177cm" svg:y="13.008cm"/>
      <draw:page-thumbnail draw:layer="backgroundobjects" svg:width="7.615cm" svg:height="5.711cm" svg:x="2.255cm" svg:y="21.575cm"/>
      <draw:page-thumbnail draw:layer="backgroundobjects" svg:width="7.615cm" svg:height="5.711cm" svg:x="12.177cm" svg:y="21.575cm"/>
      <draw:frame draw:style-name="gr1" draw:text-style-name="P1" draw:layer="backgroundobjects" svg:width="9.568cm" svg:height="1.5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568cm" svg:height="1.585cm" svg:x="12.4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568cm" svg:height="1.585cm" svg:x="0cm" svg:y="30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568cm" svg:height="1.585cm" svg:x="12.481cm" svg:y="30.144cm" presentation:class="page-number">
        <draw:text-box>
          <text:p text:style-name="P2"><text:span text:style-name="T1"><text:page-number>&lt;numara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2.053cm" svg:height="3.176cm" svg:x="2.5cm" svg:y="-0.001cm" presentation:class="title">
        <draw:text-box>
          <text:p text:style-name="P3">Ana başlık metnini düzenlemek için tıklayın</text:p>
        </draw:text-box>
      </draw:frame>
      <draw:frame presentation:style-name="Default-outline1" draw:layer="backgroundobjects" svg:width="23.706cm" svg:height="11.431cm" svg:x="0.847cm" svg:y="3.598cm" presentation:class="outline" presentation:placeholder="true">
        <draw:text-box/>
      </draw:frame>
      <draw:frame presentation:style-name="pr2" draw:text-style-name="P4" draw:layer="backgroundobjects" svg:width="6.153cm" svg:height="0.643cm" svg:x="0.847cm" svg:y="17.357cm" presentation:class="date-time">
        <draw:text-box>
          <text:p text:style-name="P4"><text:span text:style-name="T2"><text:a xlink:href="http://www.portakalteknoloji.com/">www.portakalteknoloji.com</text:a></text:span><text:span text:style-name="T2"> </text:span></text:p>
        </draw:text-box>
      </draw:frame>
      <draw:frame presentation:style-name="pr3" draw:text-style-name="P5" draw:layer="backgroundobjects" svg:width="8.044cm" svg:height="0.847cm" svg:x="8.678cm" svg:y="17.357cm" presentation:class="footer">
        <draw:text-box>
          <text:p text:style-name="P5"><text:span text:style-name="T2"><text:date style:data-style-name="D6" text:date-value="2007-01-28">28 January 2007</text:date></text:span></text:p>
        </draw:text-box>
      </draw:frame>
      <draw:custom-shape draw:style-name="gr3" draw:text-style-name="P6" draw:layer="backgroundobjects" svg:width="25.4cm" svg:height="0.212cm" svg:x="0cm" svg:y="3.26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3" draw:text-style-name="P6" draw:layer="backgroundobjects" svg:width="25.4cm" svg:height="0.212cm" svg:x="0cm" svg:y="16.93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4" draw:text-style-name="P6" draw:layer="backgroundobjects" svg:width="5.291cm" svg:height="0.846cm" svg:x="19.262cm" svg:y="17.357cm">
        <text:p text:style-name="P7"><text:span text:style-name="T3"><text:page-number>&lt;numara&gt;</text:page-number></text:span></text:p>
        <draw:enhanced-geometry svg:viewBox="0 0 21600 21600" draw:type="rectangle" draw:enhanced-path="M 0 0 L 21600 0 21600 21600 0 21600 0 0 Z N"/>
      </draw:custom-shape>
      <draw:frame presentation:style-name="pr4" draw:text-style-name="P8" draw:layer="backgroundobjects" svg:width="6.35cm" svg:height="1.277cm" svg:x="18.203cm" svg:y="17.357cm" presentation:class="page-number">
        <draw:text-box>
          <text:p text:style-name="P3"/>
        </draw:text-box>
      </draw:frame>
      <draw:frame draw:style-name="gr5" draw:text-style-name="P9" draw:layer="backgroundobjects" svg:width="1.52cm" svg:height="3cm" svg:x="0.5cm" svg:y="0.1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7.639cm" svg:height="14.277cm" svg:x="2.205cm" svg:y="15.071cm" presentation:class="notes" presentation:placeholder="true">
          <draw:text-box/>
        </draw:frame>
      </presentation:notes>
    </style:master-page>
    <style:master-page style:name="Portakal_5f_Impress_5f_Template" style:display-name="Portakal_Impress_Template" style:page-layout-name="PM1" draw:style-name="dp1">
      <draw:frame presentation:style-name="Portakal_5f_Impress_5f_Template-title" draw:layer="backgroundobjects" svg:width="21.59cm" svg:height="4.023cm" svg:x="1.905cm" svg:y="7.408cm" presentation:class="title" presentation:placeholder="true">
        <draw:text-box/>
      </draw:frame>
      <draw:frame presentation:style-name="pr5" draw:text-style-name="P10" draw:layer="backgroundobjects" svg:width="5.291cm" svg:height="1.283cm" svg:x="0.846cm" svg:y="17.357cm" presentation:class="date-time">
        <draw:text-box>
          <text:p text:style-name="P3"/>
        </draw:text-box>
      </draw:frame>
      <draw:frame presentation:style-name="pr5" draw:text-style-name="P11" draw:layer="backgroundobjects" svg:width="8.044cm" svg:height="1.283cm" svg:x="8.678cm" svg:y="17.357cm" presentation:class="footer">
        <draw:text-box>
          <text:p text:style-name="P3"/>
        </draw:text-box>
      </draw:frame>
      <draw:custom-shape draw:style-name="gr6" draw:text-style-name="P6" draw:layer="backgroundobjects" svg:width="6.985cm" svg:height="0.846cm" svg:x="17.568cm" svg:y="17.357cm">
        <text:p text:style-name="P3"/>
        <draw:enhanced-geometry svg:viewBox="0 0 21600 21600" draw:type="rectangle" draw:enhanced-path="M 0 0 L 21600 0 21600 21600 0 21600 0 0 Z N"/>
      </draw:custom-shape>
      <draw:frame presentation:style-name="pr6" draw:text-style-name="P8" draw:layer="backgroundobjects" svg:width="6.35cm" svg:height="1.277cm" svg:x="17.992cm" svg:y="17.357cm" presentation:class="page-number">
        <draw:text-box>
          <text:p text:style-name="P3"/>
        </draw:text-box>
      </draw:frame>
      <draw:frame presentation:style-name="Portakal_5f_Impress_5f_Template-outline1" draw:layer="backgroundobjects" svg:width="22.859cm" svg:height="12.572cm" svg:x="1.27cm" svg:y="4.457cm" presentation:class="outline" presentation:placeholder="true">
        <draw:text-box/>
      </draw:frame>
      <draw:frame draw:style-name="gr5" draw:text-style-name="P9" draw:layer="backgroundobjects" svg:width="3.174cm" svg:height="6.243cm" svg:x="1.5cm" svg:y="1.257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Portakal_5f_Impress_5f_Template-title" draw:layer="backgroundobjects" svg:width="9.999cm" svg:height="9.999cm" svg:x="0cm" svg:y="0cm" presentation:class="page"/>
        <draw:frame presentation:style-name="Portakal_5f_Impress_5f_Template-notes" draw:layer="backgroundobjects" svg:width="17.639cm" svg:height="14.277cm" svg:x="2.205cm" svg:y="15.07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meta:creation-date>2007-01-28T13:07:35</meta:creation-date>
    <dc:date>2007-01-28T14:30:09</dc:date>
    <dc:language>tr-TR</dc:language>
    <meta:editing-cycles>4</meta:editing-cycles>
    <meta:editing-duration>PT1H21M26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